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onField.get( Temporal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onField.parseMinutes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onField.rollForward( T tempor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ronField.parseDaysOfMonth(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ronField.CronField(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onField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onField.checkValidValue( in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ronField.reset( T tempora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ronField.cast( Temporal tempor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onField.Type( ChronoField field , ChronoUnit higherOrder , ChronoField ... lowerOr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ronField.r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onField.parseList( String value , Type type , BiFunction &lt; String , Type , CronField &gt; parseFieldFun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ronField.parseMonth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onField.elapseUntil( T temporal , int goa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ronField.parseSeconds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onField.replaceOrdinals( String value , String [ ] 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ronField.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onField.zeroNan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onField.parseDaysOfWeek(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ronField.parseHours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